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 style:font-pitch="variable"/>
    <style:font-face style:name="Hannotate TC" svg:font-family="'Hannotate TC'" style:font-pitch="variable"/>
    <style:font-face style:name="Source Code Pro" svg:font-family="'Source Code Pro'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utura" fo:font-size="10.5pt" officeooo:rsid="00180022" officeooo:paragraph-rsid="00180022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style:font-name="Verdana" fo:font-size="10.5pt" officeooo:rsid="00180022" officeooo:paragraph-rsid="0018002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Source Code Pro" fo:font-size="32pt" officeooo:rsid="00180022" officeooo:paragraph-rsid="00180022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Source Code Pro" fo:font-size="28pt" officeooo:rsid="00180022" officeooo:paragraph-rsid="00180022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Source Code Pro" fo:font-size="24pt" officeooo:rsid="00180022" officeooo:paragraph-rsid="00180022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ddie Gurnee</text:p>
      <text:p text:style-name="P2">E01020445</text:p>
      <text:p text:style-name="P2">COSC 311</text:p>
      <text:p text:style-name="P2">3/05/20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SC 311</text:p>
      <text:p text:style-name="P4">Project 2</text:p>
      <text:p text:style-name="P5">Database with Sorted </text:p>
      <text:p text:style-name="P5">Linked Lists as Index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" svg:font-family="Futura" style:font-pitch="variable"/>
    <style:font-face style:name="Hannotate TC" svg:font-family="'Hannotate TC'" style:font-pitch="variable"/>
    <style:font-face style:name="Source Code Pro" svg:font-family="'Source Code Pro'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1:50:51.578461000</meta:creation-date>
    <dc:date>2014-03-05T11:59:12.230603000</dc:date>
    <meta:editing-duration>PT3M48S</meta:editing-duration>
    <meta:editing-cycles>2</meta:editing-cycles>
    <meta:generator>LibreOffice/4.2.1.1$MacOSX_X86_64 LibreOffice_project/d7dbbd7842e6a58b0f521599204e827654e1fb8b</meta:generator>
    <meta:document-statistic meta:table-count="0" meta:image-count="0" meta:object-count="0" meta:page-count="1" meta:paragraph-count="8" meta:word-count="17" meta:character-count="99" meta:non-whitespace-character-count="89"/>
  </office:meta>
</office:document-meta>
</file>